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SC Regular" svg:font-family="Noto Sans SC Regular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NTEGRANTES: Adrián Donate Aguilar, David Fernández Sanz, Javier Jose Guzmán Rubio, Carlos Salor Cobo</text:p>
      <text:p text:style-name="Standard">PROFESORA:<text:s/>Julia Clemente Párraga</text:p>
      <text:p text:style-name="Standard">FASES: Todas las fases [1-7]</text:p>
      <text:p text:style-name="Standard">No se ha incluido ninguna mejora adicional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SC Regular" svg:font-family="Noto Sans SC Regular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SC Regular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nate Aguilar Adrián</meta:initial-creator>
    <dc:creator>Donate Aguilar Adrián</dc:creator>
    <meta:creation-date>2021-12-20T08:00:00Z</meta:creation-date>
    <dc:date>2021-12-20T08:07:00Z</dc:date>
    <meta:template xlink:href="Normal" xlink:type="simple"/>
    <meta:editing-cycles>2</meta:editing-cycles>
    <meta:editing-duration>PT300S</meta:editing-duration>
    <meta:user-defined meta:name="AppVersion">16.0000</meta:user-defined>
    <meta:document-statistic meta:page-count="1" meta:paragraph-count="1" meta:word-count="32" meta:character-count="208" meta:row-count="1" meta:non-whitespace-character-count="177"/>
  </office:meta>
</office:document-meta>
</file>